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d3c96" officeooo:paragraph-rsid="001d3c96"/>
    </style:style>
    <style:style style:name="P2" style:family="paragraph" style:parent-style-name="Preformatted_20_Text">
      <style:text-properties officeooo:rsid="001d3c96" officeooo:paragraph-rsid="001d3c96"/>
    </style:style>
    <style:style style:name="P3" style:family="paragraph" style:parent-style-name="Preformatted_20_Text">
      <style:text-properties fo:color="#c9211e" loext:opacity="100%" officeooo:rsid="001d3c96" officeooo:paragraph-rsid="001d3c96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f722"/>
    </style:style>
    <style:style style:name="P7" style:family="paragraph" style:parent-style-name="Standard">
      <style:text-properties officeooo:rsid="001d3c96" officeooo:paragraph-rsid="001d3c96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d3c96" officeooo:paragraph-rsid="001d3c96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3c96" officeooo:paragraph-rsid="001d3c96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3c96" officeooo:paragraph-rsid="001df722"/>
    </style:style>
    <style:style style:name="P11" style:family="paragraph" style:parent-style-name="Standard">
      <style:text-properties officeooo:paragraph-rsid="001d3c96"/>
    </style:style>
    <style:style style:name="P12" style:family="paragraph" style:parent-style-name="Standard">
      <style:text-properties officeooo:rsid="001df722" officeooo:paragraph-rsid="001df722"/>
    </style:style>
    <style:style style:name="P13" style:family="paragraph" style:parent-style-name="Standard">
      <style:text-properties officeooo:paragraph-rsid="001e1764"/>
    </style:style>
    <style:style style:name="P14" style:family="paragraph" style:parent-style-name="Text_20_body">
      <style:text-properties officeooo:rsid="001d3c96" officeooo:paragraph-rsid="001d3c96"/>
    </style:style>
    <style:style style:name="P15" style:family="paragraph" style:parent-style-name="Text_20_body">
      <style:text-properties officeooo:paragraph-rsid="001d3c96"/>
    </style:style>
    <style:style style:name="T1" style:family="text">
      <style:text-properties officeooo:rsid="001d3c96"/>
    </style:style>
    <style:style style:name="T2" style:family="text">
      <style:text-properties fo:color="#7f0055" loext:opacity="100%" style:font-name="Monospace" fo:font-size="10pt" fo:font-weight="bold" style:font-size-asian="10pt" style:font-weight-asian="bold"/>
    </style:style>
    <style:style style:name="T3" style:family="text">
      <style:text-properties fo:color="#000000" loext:opacity="100%" style:font-name="Monospace" fo:font-size="10pt" style:font-size-asian="10pt"/>
    </style:style>
    <style:style style:name="T4" style:family="text">
      <style:text-properties fo:color="#000000" loext:opacity="100%" style:font-name="Monospace" fo:font-size="10pt" officeooo:rsid="001e1764" style:font-size-asian="10pt"/>
    </style:style>
    <style:style style:name="T5" style:family="text">
      <style:text-properties fo:color="#6a3e3e" loext:opacity="100%" style:font-name="Monospace" fo:font-size="10pt" style:font-size-asian="10pt"/>
    </style:style>
    <style:style style:name="T6" style:family="text">
      <style:text-properties fo:color="#0000c0" loext:opacity="100%" style:font-name="Monospace" fo:font-size="10pt" style:font-size-asian="10pt"/>
    </style:style>
    <style:style style:name="T7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2a00ff" loext:opacity="100%" style:font-name="Monospace" fo:font-size="10pt" style:font-size-asian="10pt"/>
    </style:style>
    <style:style style:name="T9" style:family="text">
      <style:text-properties fo:color="#3f5fbf" loext:opacity="100%" style:font-name="Monospace" fo:font-size="10pt" style:font-size-asian="10pt"/>
    </style:style>
    <style:style style:name="T10" style:family="text">
      <style:text-properties fo:color="#3f5fbf" loext:opacity="100%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3f5fbf" loext:opacity="100%" style:font-name="Monospace" fo:font-size="10pt" style:text-underline-style="solid" style:text-underline-width="auto" style:text-underline-color="font-color" officeooo:rsid="001d3c96" style:font-size-asian="10pt"/>
    </style:style>
    <style:style style:name="T12" style:family="text">
      <style:text-properties fo:color="#3f5fbf" loext:opacity="100%" style:font-name="Monospace" fo:font-size="10pt" style:text-underline-style="none" style:font-size-asian="10pt"/>
    </style:style>
    <style:style style:name="T13" style:family="text">
      <style:text-properties fo:color="#3f5fbf" loext:opacity="100%" style:font-name="Monospace" fo:font-size="10pt" style:text-underline-style="none" officeooo:rsid="001d3c96" style:font-size-asian="10pt"/>
    </style:style>
    <style:style style:name="T14" style:family="text">
      <style:text-properties fo:color="#3f5fbf" loext:opacity="100%" style:font-name="Monospace" fo:font-size="10pt" fo:font-weight="bold" style:font-size-asian="10pt" style:font-weight-asian="bold"/>
    </style:style>
    <style:style style:name="T15" style:family="text">
      <style:text-properties fo:color="#7f9fbf" loext:opacity="100%" style:font-name="Monospace" fo:font-size="10pt" fo:font-weight="bold" style:font-size-asian="10pt" style:font-weight-asian="bold"/>
    </style:style>
    <style:style style:name="T16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17" style:family="text">
      <style:text-properties fo:font-style="italic" fo:background-color="#ffde59" loext:char-shading-value="0" style:font-style-asian="italic" style:font-style-complex="italic"/>
    </style:style>
    <style:style style:name="T18" style:family="text">
      <style:text-properties fo:font-style="italic" officeooo:rsid="001d3c96" fo:background-color="#ffde59" loext:char-shading-value="0" style:font-style-asian="italic" style:font-style-complex="italic"/>
    </style:style>
    <style:style style:name="T19" style:family="text">
      <style:text-properties officeooo:rsid="001df722"/>
    </style:style>
    <style:style style:name="T20" style:family="text">
      <style:text-properties officeooo:rsid="001e1764"/>
    </style:style>
    <style:style style:name="T21" style:family="text">
      <style:text-properties fo:color="#3465a4" loext:opacity="100%" officeooo:rsid="001e1764"/>
    </style:style>
    <style:style style:name="T22" style:family="text">
      <style:text-properties fo:color="#3465a4" loext:opacity="100%" fo:font-weight="bold" officeooo:rsid="001e1764" style:font-weight-asian="bold" style:font-weight-complex="bold"/>
    </style:style>
    <style:style style:name="T23" style:family="text">
      <style:text-properties fo:color="#3465a4" loext:opacity="100%" fo:font-style="italic" fo:font-weight="bold" officeooo:rsid="001e1764" style:font-style-asian="italic" style:font-weight-asian="bold" style:font-style-complex="italic" style:font-weight-complex="bold"/>
    </style:style>
    <style:style style:name="T24" style:family="text">
      <style:text-properties officeooo:rsid="00220f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ze Problem</text:h>
      <text:p text:style-name="P15"/>
      <text:p text:style-name="P14"><text:tab/>A aula mostra como resolver um problema de labirinto usando o algoritmo recursivo DFS. O problema consiste em uma matriz bidimensional de números inteiros, onde “2” é o valor raíz, “1” são obstáculos e “0” é um ponto vazio que pode ser percorrido. Os pontos interessantes a se considerar são:</text:p>
      <text:p text:style-name="P14">→ A criação de um “mapa” usando uma matriz bidimensional de números inteiros</text:p>
      <text:p text:style-name="P15"><text:span text:style-name="T1"><text:tab/></text:span><text:span text:style-name="T2">int</text:span><text:span text:style-name="T3">[][] </text:span><text:span text:style-name="T5">matrix</text:span><text:span text:style-name="T3"> = {</text:span></text:p>
      <text:p text:style-name="P4"><text:span text:style-name="T3"><text:tab/><text:tab/>{1,1,1,1,1,1},</text:span></text:p>
      <text:p text:style-name="P4"><text:span text:style-name="T3"><text:tab/><text:tab/>{2,1,0,0,0,1},</text:span></text:p>
      <text:p text:style-name="P4"><text:span text:style-name="T3"><text:tab/><text:tab/>{0,1,0,1,0,1},</text:span></text:p>
      <text:p text:style-name="P4"><text:span text:style-name="T3"><text:tab/><text:tab/>{0,1,0,1,0,1},</text:span></text:p>
      <text:p text:style-name="P4"><text:span text:style-name="T3"><text:tab/><text:tab/>{0,1,0,1,0,0},</text:span></text:p>
      <text:p text:style-name="P4"><text:span text:style-name="T3"><text:tab/><text:tab/>{0,1,0,1,1,0},</text:span></text:p>
      <text:p text:style-name="P4"><text:span text:style-name="T3"><text:tab/><text:tab/>{0,0,0,1,0,0},</text:span></text:p>
      <text:p text:style-name="P8"><text:span text:style-name="T3"><text:tab/>};</text:span></text:p>
      <text:p text:style-name="P8"><text:span text:style-name="T3"/></text:p>
      <text:p text:style-name="Standard">→ <text:span text:style-name="T1">A classe auxiliar que trata esse mapa considera os fatores como parâmetro:</text:span></text:p>
      <text:p text:style-name="Standard"><text:tab/>- <text:span text:style-name="T1">startCol: Coluna inicial</text:span></text:p>
      <text:p text:style-name="Standard"><text:tab/>- <text:span text:style-name="T1">startRow: Linha inicial</text:span></text:p>
      <text:p text:style-name="Standard"><text:tab/>- <text:span text:style-name="T1">visited[][] (boolean): um mapa booleano para considerar se determinada coordenada já foi visitada</text:span></text:p>
      <text:p text:style-name="Standard"><text:tab/>- <text:span text:style-name="T1">map (matriz bidimensional de números inteiros): o mapa/labirinto em si</text:span></text:p>
      <text:p text:style-name="Standard"/>
      <text:p text:style-name="P7">Com isso, a classe auxiliar tem tudo o que precisa para começar a solucionar o labirinto. </text:p>
      <text:p text:style-name="Standard"/>
      <text:p text:style-name="P4"><text:span text:style-name="T2"><text:tab/>public</text:span><text:span text:style-name="T3"> MazeSolver(</text:span><text:span text:style-name="T2">int</text:span><text:span text:style-name="T3">[][] </text:span><text:span text:style-name="T5">maze</text:span><text:span text:style-name="T3">, </text:span><text:span text:style-name="T2">int</text:span><text:span text:style-name="T3"> </text:span><text:span text:style-name="T5">startRow</text:span><text:span text:style-name="T3">, </text:span><text:span text:style-name="T2">int</text:span><text:span text:style-name="T3"> </text:span><text:span text:style-name="T5">startCol</text:span><text:span text:style-name="T3">) {</text:span></text:p>
      <text:p text:style-name="P4"><text:span text:style-name="T3"><text:tab/><text:tab/></text:span><text:span text:style-name="T2">this</text:span><text:span text:style-name="T3">.</text:span><text:span text:style-name="T6">maze</text:span><text:span text:style-name="T3"> = </text:span><text:span text:style-name="T5">maze</text:span><text:span text:style-name="T3">;</text:span></text:p>
      <text:p text:style-name="P4"><text:span text:style-name="T3"><text:tab/><text:tab/></text:span><text:span text:style-name="T2">this</text:span><text:span text:style-name="T3">.</text:span><text:span text:style-name="T6">visited</text:span><text:span text:style-name="T3"> = </text:span><text:span text:style-name="T2">new</text:span><text:span text:style-name="T3"> </text:span><text:span text:style-name="T2">boolean</text:span><text:span text:style-name="T3">[</text:span><text:span text:style-name="T5">maze</text:span><text:span text:style-name="T3">.</text:span><text:span text:style-name="T6">length</text:span><text:span text:style-name="T3">][</text:span><text:span text:style-name="T5">maze</text:span><text:span text:style-name="T3">.</text:span><text:span text:style-name="T6">length</text:span><text:span text:style-name="T3">];</text:span></text:p>
      <text:p text:style-name="P4"><text:span text:style-name="T3"><text:tab/><text:tab/></text:span><text:span text:style-name="T2">this</text:span><text:span text:style-name="T3">.</text:span><text:span text:style-name="T6">startRow</text:span><text:span text:style-name="T3"> = </text:span><text:span text:style-name="T5">startRow</text:span><text:span text:style-name="T3">;</text:span></text:p>
      <text:p text:style-name="P4"><text:span text:style-name="T3"><text:tab/><text:tab/></text:span><text:span text:style-name="T2">this</text:span><text:span text:style-name="T3">.</text:span><text:span text:style-name="T6">startCol</text:span><text:span text:style-name="T3"> = </text:span><text:span text:style-name="T5">startCol</text:span><text:span text:style-name="T3">;</text:span></text:p>
      <text:p text:style-name="P4"><text:span text:style-name="T3"><text:tab/>}</text:span></text:p>
      <text:p text:style-name="Standard"><text:span text:style-name="T3"/></text:p>
      <text:p text:style-name="P7">O construtor da classe recebe e inicializa esses valores, com exceção de “visited” que é iniciado com o tamanho do mapa/labirinto.</text:p>
      <text:p text:style-name="P7"/>
      <text:p text:style-name="P7">→ Existe um método auxiliar que avalia se determinada coordenada pode ser considerada, ou se não é viável:</text:p>
      <text:p text:style-name="P7"/>
      <text:p text:style-name="P9"><text:span text:style-name="T9"><text:tab/>/**</text:span></text:p>
      <text:p text:style-name="P4"><text:span text:style-name="T9"><text:tab/> * </text:span><text:span text:style-name="T10">Verifica</text:span><text:span text:style-name="T9"> </text:span><text:span text:style-name="T10">se</text:span><text:span text:style-name="T9"> </text:span><text:span text:style-name="T10">determinado</text:span><text:span text:style-name="T9"> </text:span><text:span text:style-name="T10">estado</text:span><text:span text:style-name="T9"> </text:span><text:span text:style-name="T10">pode</text:span><text:span text:style-name="T9"> </text:span><text:span text:style-name="T10">ser</text:span><text:span text:style-name="T9"> </text:span><text:span text:style-name="T10">considerado</text:span><text:span text:style-name="T12"> </text:span><text:span text:style-name="T11">viável</text:span><text:span text:style-name="T13"> </text:span><text:span text:style-name="T11">ou</text:span><text:span text:style-name="T13"> </text:span><text:span text:style-name="T11">não</text:span></text:p>
      <text:p text:style-name="P4"><text:span text:style-name="T9"><text:tab/> * </text:span><text:span text:style-name="T15">@param</text:span><text:span text:style-name="T9"> x</text:span></text:p>
      <text:p text:style-name="P4"><text:span text:style-name="T9"><text:tab/> * </text:span><text:span text:style-name="T15">@param</text:span><text:span text:style-name="T9"> y</text:span></text:p>
      <text:p text:style-name="P4"><text:span text:style-name="T9"><text:tab/> * </text:span><text:span text:style-name="T15">@return</text:span></text:p>
      <text:p text:style-name="P4"><text:span text:style-name="T9"><text:tab/> */</text:span></text:p>
      <text:p text:style-name="P4"><text:span text:style-name="T3"><text:tab/></text:span><text:span text:style-name="T2">private</text:span><text:span text:style-name="T3"> </text:span><text:span text:style-name="T2">boolean</text:span><text:span text:style-name="T3"> isPossible(</text:span><text:span text:style-name="T2">int</text:span><text:span text:style-name="T3"> </text:span><text:span text:style-name="T5">x</text:span><text:span text:style-name="T3">, </text:span><text:span text:style-name="T2">int</text:span><text:span text:style-name="T3"> </text:span><text:span text:style-name="T5">y</text:span><text:span text:style-name="T3">) {</text:span></text:p>
      <text:p text:style-name="P4"><text:span text:style-name="T3"><text:tab/><text:tab/></text:span><text:span text:style-name="T9">/**</text:span></text:p>
      <text:p text:style-name="P4"><text:span text:style-name="T9"><text:tab/><text:tab/> * </text:span><text:span text:style-name="T10">Verifica</text:span><text:span text:style-name="T9"> a </text:span><text:span text:style-name="T10">dimensão</text:span><text:span text:style-name="T9"> vertical</text:span></text:p>
      <text:p text:style-name="P4"><text:span text:style-name="T9"><text:tab/><text:tab/> */</text:span></text:p>
      <text:p text:style-name="P4"><text:span text:style-name="T3"><text:tab/><text:tab/></text:span><text:span text:style-name="T2">if</text:span><text:span text:style-name="T3">(</text:span><text:span text:style-name="T5">x</text:span><text:span text:style-name="T3"> &lt; 0 || </text:span><text:span text:style-name="T5">x</text:span><text:span text:style-name="T3"> &gt; </text:span><text:span text:style-name="T6">maze</text:span><text:span text:style-name="T3">.</text:span><text:span text:style-name="T6">length</text:span><text:span text:style-name="T3"> - 1) {</text:span></text:p>
      <text:p text:style-name="P4"><text:span text:style-name="T3"><text:tab/><text:tab/><text:tab/></text:span><text:span text:style-name="T2">return</text:span><text:span text:style-name="T3"> </text:span><text:span text:style-name="T2">false</text:span><text:span text:style-name="T3">;</text:span></text:p>
      <text:p text:style-name="P4"><text:span text:style-name="T3"><text:tab/><text:tab/>}</text:span></text:p>
      <text:p text:style-name="P4"><text:soft-page-break/><text:span text:style-name="T3"><text:tab/><text:tab/></text:span></text:p>
      <text:p text:style-name="P4"><text:span text:style-name="T3"><text:tab/><text:tab/></text:span><text:span text:style-name="T9">/**</text:span></text:p>
      <text:p text:style-name="P4"><text:span text:style-name="T9"><text:tab/><text:tab/> * </text:span><text:span text:style-name="T10">Verifica</text:span><text:span text:style-name="T9"> a </text:span><text:span text:style-name="T10">dimensão</text:span><text:span text:style-name="T9"> horizontal</text:span></text:p>
      <text:p text:style-name="P4"><text:span text:style-name="T9"><text:tab/><text:tab/> */</text:span></text:p>
      <text:p text:style-name="P4"><text:span text:style-name="T3"><text:tab/><text:tab/></text:span><text:span text:style-name="T2">if</text:span><text:span text:style-name="T3">(</text:span><text:span text:style-name="T5">y</text:span><text:span text:style-name="T3"> &lt; 0 || </text:span><text:span text:style-name="T5">y</text:span><text:span text:style-name="T3"> &gt; </text:span><text:span text:style-name="T6">maze</text:span><text:span text:style-name="T3">.</text:span><text:span text:style-name="T6">length</text:span><text:span text:style-name="T3"> - 1) {</text:span></text:p>
      <text:p text:style-name="P4"><text:span text:style-name="T3"><text:tab/><text:tab/><text:tab/></text:span><text:span text:style-name="T2">return</text:span><text:span text:style-name="T3"> </text:span><text:span text:style-name="T2">false</text:span><text:span text:style-name="T3">;</text:span></text:p>
      <text:p text:style-name="P4"><text:span text:style-name="T3"><text:tab/><text:tab/>}</text:span></text:p>
      <text:p text:style-name="P4"><text:span text:style-name="T3"><text:tab/><text:tab/></text:span></text:p>
      <text:p text:style-name="P4"><text:span text:style-name="T3"><text:tab/><text:tab/></text:span><text:span text:style-name="T9">/**</text:span></text:p>
      <text:p text:style-name="P4"><text:span text:style-name="T9"><text:tab/><text:tab/> * </text:span><text:span text:style-name="T10">Verifica</text:span><text:span text:style-name="T9"> </text:span><text:span text:style-name="T10">se</text:span><text:span text:style-name="T9"> </text:span><text:span text:style-name="T10">esse</text:span><text:span text:style-name="T9"> </text:span><text:span text:style-name="T10">estado</text:span><text:span text:style-name="T9"> </text:span><text:span text:style-name="T10">já</text:span><text:span text:style-name="T9"> </text:span><text:span text:style-name="T10">foi</text:span><text:span text:style-name="T9"> </text:span><text:span text:style-name="T10">considerado</text:span></text:p>
      <text:p text:style-name="P4"><text:span text:style-name="T9"><text:tab/><text:tab/> */</text:span></text:p>
      <text:p text:style-name="P4"><text:span text:style-name="T3"><text:tab/><text:tab/></text:span><text:span text:style-name="T2">if</text:span><text:span text:style-name="T3">(</text:span><text:span text:style-name="T6">visited</text:span><text:span text:style-name="T3">[</text:span><text:span text:style-name="T5">x</text:span><text:span text:style-name="T3">][</text:span><text:span text:style-name="T5">y</text:span><text:span text:style-name="T3">]) {</text:span></text:p>
      <text:p text:style-name="P4"><text:span text:style-name="T3"><text:tab/><text:tab/><text:tab/></text:span><text:span text:style-name="T2">return</text:span><text:span text:style-name="T3"> </text:span><text:span text:style-name="T2">false</text:span><text:span text:style-name="T3">;</text:span></text:p>
      <text:p text:style-name="P4"><text:span text:style-name="T3"><text:tab/><text:tab/>}</text:span></text:p>
      <text:p text:style-name="P4"><text:span text:style-name="T3"><text:tab/><text:tab/></text:span></text:p>
      <text:p text:style-name="P4"><text:span text:style-name="T3"><text:tab/><text:tab/></text:span><text:span text:style-name="T9">/**</text:span></text:p>
      <text:p text:style-name="P4"><text:span text:style-name="T9"><text:tab/><text:tab/> * 1 = </text:span><text:span text:style-name="T10">Obstáculo</text:span></text:p>
      <text:p text:style-name="P4"><text:span text:style-name="T9"><text:tab/><text:tab/> */</text:span></text:p>
      <text:p text:style-name="P4"><text:span text:style-name="T3"><text:tab/><text:tab/></text:span><text:span text:style-name="T2">if</text:span><text:span text:style-name="T3">(</text:span><text:span text:style-name="T6">maze</text:span><text:span text:style-name="T3">[</text:span><text:span text:style-name="T5">x</text:span><text:span text:style-name="T3">][</text:span><text:span text:style-name="T5">y</text:span><text:span text:style-name="T3">] == 1) {</text:span></text:p>
      <text:p text:style-name="P4"><text:span text:style-name="T3"><text:tab/><text:tab/><text:tab/></text:span><text:span text:style-name="T2">return</text:span><text:span text:style-name="T3"> </text:span><text:span text:style-name="T2">false</text:span><text:span text:style-name="T3">;</text:span></text:p>
      <text:p text:style-name="P4"><text:span text:style-name="T3"><text:tab/><text:tab/>}</text:span></text:p>
      <text:p text:style-name="P4"><text:span text:style-name="T3"><text:tab/><text:tab/></text:span></text:p>
      <text:p text:style-name="P4"><text:span text:style-name="T3"><text:tab/><text:tab/></text:span><text:span text:style-name="T2">return</text:span><text:span text:style-name="T3"> </text:span><text:span text:style-name="T2">true</text:span><text:span text:style-name="T3">;</text:span></text:p>
      <text:p text:style-name="P7"><text:span text:style-name="T3"><text:tab/>}</text:span></text:p>
      <text:p text:style-name="P7"><text:span text:style-name="T3"/></text:p>
      <text:p text:style-name="P11"><text:span text:style-name="T1">Quando verifica se </text:span><text:span text:style-name="T18">“x &lt; 0 || x &gt; maze.length – 1”</text:span><text:span text:style-name="T1"> está dizendo:</text:span></text:p>
      <text:p text:style-name="P11"/>
      <text:p text:style-name="P3">SE A COORDENADA X FOR MENOR QUE 0 (SIGNIFICA QUE EST<text:span text:style-name="T16">Á FORA DO ESCOPO) OU SE A COORDENADA X FOR MAIOR QUE O TAMANHO DO MAPA (MAZE.LENGTH – 1 = LIMITE/PAREDE) ENTÃO A COORDENADA NÃO É VÁLIDA</text:span></text:p>
      <text:p text:style-name="P2"><text:span text:style-name="T16"/></text:p>
      <text:p text:style-name="P7">Quando verifica se <text:span text:style-name="T17">“visited[x][y]”</text:span> está dizendo:</text:p>
      <text:p text:style-name="P7"/>
      <text:p text:style-name="P3">SE A COORDENADA J<text:span text:style-name="T16">Á FOI VISITADA, ENTÃO NÃO É VÁLIDA</text:span></text:p>
      <text:p text:style-name="P2"><text:span text:style-name="T16"/></text:p>
      <text:p text:style-name="P7">Quando verifica se <text:span text:style-name="T17">“maze[x][y] == 1”</text:span> está dizendo:</text:p>
      <text:p text:style-name="P7"/>
      <text:p text:style-name="P3">SE A COORDENADA FOR UM OBST<text:span text:style-name="T16">ÁCULO, ENTÃO NÃO É VÁLIDA</text:span></text:p>
      <text:p text:style-name="P3"><text:span text:style-name="T16"/></text:p>
      <text:p text:style-name="P7">Caso contrário a coordenada é válida e pode ser considerada.]</text:p>
      <text:p text:style-name="P7"/>
      <text:p text:style-name="P11"><text:span text:style-name="T1">→ O método que considera os valores e os percorre:<text:line-break/><text:line-break/></text:span><text:span text:style-name="T3"><text:tab/></text:span><text:span text:style-name="T2">private</text:span><text:span text:style-name="T3"> </text:span><text:span text:style-name="T2">boolean</text:span><text:span text:style-name="T3"> dfs(</text:span><text:span text:style-name="T2">int</text:span><text:span text:style-name="T3"> </text:span><text:span text:style-name="T5">x</text:span><text:span text:style-name="T3">, </text:span><text:span text:style-name="T2">int</text:span><text:span text:style-name="T3"> </text:span><text:span text:style-name="T5">y</text:span><text:span text:style-name="T3">) {</text:span></text:p>
      <text:p text:style-name="P4"><text:span text:style-name="T3"><text:tab/><text:tab/></text:span></text:p>
      <text:p text:style-name="P4"><text:span text:style-name="T3"><text:tab/><text:tab/></text:span><text:span text:style-name="T9">/**</text:span></text:p>
      <text:p text:style-name="P4"><text:span text:style-name="T9"><text:tab/><text:tab/> * </text:span><text:span text:style-name="T10">Verifica</text:span><text:span text:style-name="T9"> </text:span><text:span text:style-name="T10">se</text:span><text:span text:style-name="T9"> as </text:span><text:span text:style-name="T10">posições</text:span><text:span text:style-name="T9"> </text:span><text:span text:style-name="T10">estão</text:span><text:span text:style-name="T9"> </text:span><text:span text:style-name="T10">na</text:span><text:span text:style-name="T9"> </text:span><text:span text:style-name="T10">última</text:span><text:span text:style-name="T9"> </text:span><text:span text:style-name="T10">coluna</text:span><text:span text:style-name="T9"> e </text:span><text:span text:style-name="T10">linha</text:span><text:span text:style-name="T9">,</text:span></text:p>
      <text:p text:style-name="P4"><text:span text:style-name="T9"><text:tab/><text:tab/> * </text:span><text:span text:style-name="T10">ou</text:span><text:span text:style-name="T9"> </text:span><text:span text:style-name="T10">seja</text:span><text:span text:style-name="T9">, </text:span><text:span text:style-name="T10">dentro</text:span><text:span text:style-name="T9"> </text:span><text:span text:style-name="T10">dos</text:span><text:span text:style-name="T9"> </text:span><text:span text:style-name="T10">limites</text:span><text:span text:style-name="T9"> do </text:span><text:span text:style-name="T10">labirinto</text:span><text:span text:style-name="T9">.</text:span></text:p>
      <text:p text:style-name="P4"><text:span text:style-name="T9"><text:tab/><text:tab/> */</text:span></text:p>
      <text:p text:style-name="P4"><text:span text:style-name="T3"><text:tab/><text:tab/></text:span><text:span text:style-name="T2">if</text:span><text:span text:style-name="T3">(</text:span><text:span text:style-name="T5">x</text:span><text:span text:style-name="T3"> == </text:span><text:span text:style-name="T6">maze</text:span><text:span text:style-name="T3">.</text:span><text:span text:style-name="T6">length</text:span><text:span text:style-name="T3"> - 1 &amp;&amp; </text:span><text:span text:style-name="T5">y</text:span><text:span text:style-name="T3"> == </text:span><text:span text:style-name="T6">maze</text:span><text:span text:style-name="T3">.</text:span><text:span text:style-name="T6">length</text:span><text:span text:style-name="T3"> - 1) {</text:span></text:p>
      <text:p text:style-name="P4"><text:span text:style-name="T3"><text:tab/><text:tab/><text:tab/></text:span><text:span text:style-name="T2">return</text:span><text:span text:style-name="T3"> </text:span><text:span text:style-name="T2">true</text:span><text:span text:style-name="T3">;</text:span></text:p>
      <text:p text:style-name="P4"><text:span text:style-name="T3"><text:tab/><text:tab/>}</text:span></text:p>
      <text:p text:style-name="P4"><text:span text:style-name="T3"><text:tab/><text:tab/></text:span></text:p>
      <text:p text:style-name="P4"><text:span text:style-name="T3"><text:tab/><text:tab/></text:span><text:span text:style-name="T2">if</text:span><text:span text:style-name="T3">(isPossible(</text:span><text:span text:style-name="T5">x</text:span><text:span text:style-name="T3">, </text:span><text:span text:style-name="T5">y</text:span><text:span text:style-name="T3">)) {</text:span></text:p>
      <text:p text:style-name="P4"><text:span text:style-name="T3"><text:tab/><text:tab/><text:tab/></text:span><text:span text:style-name="T6">visited</text:span><text:span text:style-name="T3">[</text:span><text:span text:style-name="T5">x</text:span><text:span text:style-name="T3">][</text:span><text:span text:style-name="T5">y</text:span><text:span text:style-name="T3">] = </text:span><text:span text:style-name="T2">true</text:span><text:span text:style-name="T3">;</text:span></text:p>
      <text:p text:style-name="P4"><text:span text:style-name="T3"><text:tab/><text:tab/><text:tab/></text:span></text:p>
      <text:p text:style-name="P4"><text:span text:style-name="T3"><text:tab/><text:tab/><text:tab/></text:span><text:span text:style-name="T9">/**</text:span></text:p>
      <text:p text:style-name="P4"><text:span text:style-name="T9"><text:tab/><text:tab/><text:tab/> * </text:span><text:span text:style-name="T10">Vai</text:span><text:span text:style-name="T9"> </text:span><text:span text:style-name="T10">para</text:span><text:span text:style-name="T9"> "</text:span><text:span text:style-name="T10">baixo</text:span><text:span text:style-name="T9">"</text:span></text:p>
      <text:p text:style-name="P4"><text:span text:style-name="T9"><text:tab/><text:tab/><text:tab/> */</text:span></text:p>
      <text:p text:style-name="P4"><text:span text:style-name="T3"><text:tab/><text:tab/><text:tab/></text:span><text:span text:style-name="T2">if</text:span><text:span text:style-name="T3">(dfs(</text:span><text:span text:style-name="T5">x</text:span><text:span text:style-name="T3"> + 1, </text:span><text:span text:style-name="T5">y</text:span><text:span text:style-name="T3">)) {</text:span></text:p>
      <text:p text:style-name="P4"><text:soft-page-break/><text:span text:style-name="T3"><text:tab/><text:tab/><text:tab/><text:tab/></text:span><text:span text:style-name="T2">return</text:span><text:span text:style-name="T3"> </text:span><text:span text:style-name="T2">true</text:span><text:span text:style-name="T3">;</text:span></text:p>
      <text:p text:style-name="P4"><text:span text:style-name="T3"><text:tab/><text:tab/><text:tab/>}</text:span></text:p>
      <text:p text:style-name="P4"><text:span text:style-name="T3"><text:tab/><text:tab/><text:tab/></text:span></text:p>
      <text:p text:style-name="P4"><text:span text:style-name="T3"><text:tab/><text:tab/><text:tab/></text:span><text:span text:style-name="T9">/**</text:span></text:p>
      <text:p text:style-name="P4"><text:span text:style-name="T9"><text:tab/><text:tab/><text:tab/> * </text:span><text:span text:style-name="T10">Vai</text:span><text:span text:style-name="T9"> </text:span><text:span text:style-name="T10">para</text:span><text:span text:style-name="T9"> "</text:span><text:span text:style-name="T10">cima</text:span><text:span text:style-name="T9">"</text:span></text:p>
      <text:p text:style-name="P4"><text:span text:style-name="T9"><text:tab/><text:tab/><text:tab/> */</text:span></text:p>
      <text:p text:style-name="P4"><text:span text:style-name="T3"><text:tab/><text:tab/><text:tab/></text:span><text:span text:style-name="T2">if</text:span><text:span text:style-name="T3">(dfs(</text:span><text:span text:style-name="T5">x</text:span><text:span text:style-name="T3"> - 1, </text:span><text:span text:style-name="T5">y</text:span><text:span text:style-name="T3">)) {</text:span></text:p>
      <text:p text:style-name="P4"><text:span text:style-name="T3"><text:tab/><text:tab/><text:tab/><text:tab/></text:span><text:span text:style-name="T2">return</text:span><text:span text:style-name="T3"> </text:span><text:span text:style-name="T2">true</text:span><text:span text:style-name="T3">;</text:span></text:p>
      <text:p text:style-name="P4"><text:span text:style-name="T3"><text:tab/><text:tab/><text:tab/>}</text:span></text:p>
      <text:p text:style-name="P4"><text:span text:style-name="T3"><text:tab/><text:tab/><text:tab/></text:span></text:p>
      <text:p text:style-name="P4"><text:span text:style-name="T3"><text:tab/><text:tab/><text:tab/></text:span><text:span text:style-name="T9">/**</text:span></text:p>
      <text:p text:style-name="P4"><text:span text:style-name="T9"><text:tab/><text:tab/><text:tab/> * </text:span><text:span text:style-name="T10">Vai</text:span><text:span text:style-name="T9"> </text:span><text:span text:style-name="T10">para</text:span><text:span text:style-name="T9"> "</text:span><text:span text:style-name="T10">direita</text:span><text:span text:style-name="T9">"</text:span></text:p>
      <text:p text:style-name="P4"><text:span text:style-name="T9"><text:tab/><text:tab/><text:tab/> */</text:span></text:p>
      <text:p text:style-name="P4"><text:span text:style-name="T3"><text:tab/><text:tab/><text:tab/></text:span><text:span text:style-name="T2">if</text:span><text:span text:style-name="T3">(dfs(</text:span><text:span text:style-name="T5">x</text:span><text:span text:style-name="T3">, </text:span><text:span text:style-name="T5">y</text:span><text:span text:style-name="T3"> + 1)) {</text:span></text:p>
      <text:p text:style-name="P4"><text:span text:style-name="T3"><text:tab/><text:tab/><text:tab/><text:tab/></text:span><text:span text:style-name="T2">return</text:span><text:span text:style-name="T3"> </text:span><text:span text:style-name="T2">true</text:span><text:span text:style-name="T3">;</text:span></text:p>
      <text:p text:style-name="P4"><text:span text:style-name="T3"><text:tab/><text:tab/><text:tab/>}</text:span></text:p>
      <text:p text:style-name="P4"><text:span text:style-name="T3"><text:tab/><text:tab/><text:tab/></text:span></text:p>
      <text:p text:style-name="P4"><text:span text:style-name="T3"><text:tab/><text:tab/><text:tab/></text:span><text:span text:style-name="T9">/**</text:span></text:p>
      <text:p text:style-name="P4"><text:span text:style-name="T9"><text:tab/><text:tab/><text:tab/> * </text:span><text:span text:style-name="T10">Vai</text:span><text:span text:style-name="T9"> </text:span><text:span text:style-name="T10">para</text:span><text:span text:style-name="T9"> "</text:span><text:span text:style-name="T10">esquerda</text:span><text:span text:style-name="T9">"</text:span></text:p>
      <text:p text:style-name="P4"><text:span text:style-name="T9"><text:tab/><text:tab/><text:tab/> */</text:span></text:p>
      <text:p text:style-name="P4"><text:span text:style-name="T3"><text:tab/><text:tab/><text:tab/></text:span><text:span text:style-name="T2">if</text:span><text:span text:style-name="T3">(dfs(</text:span><text:span text:style-name="T5">x</text:span><text:span text:style-name="T3">, </text:span><text:span text:style-name="T5">y</text:span><text:span text:style-name="T3"> - 1)) {</text:span></text:p>
      <text:p text:style-name="P4"><text:span text:style-name="T3"><text:tab/><text:tab/><text:tab/><text:tab/></text:span><text:span text:style-name="T2">return</text:span><text:span text:style-name="T3"> </text:span><text:span text:style-name="T2">true</text:span><text:span text:style-name="T3">;</text:span></text:p>
      <text:p text:style-name="P4"><text:span text:style-name="T3"><text:tab/><text:tab/><text:tab/>}</text:span></text:p>
      <text:p text:style-name="P4"><text:span text:style-name="T3"><text:tab/><text:tab/>}</text:span></text:p>
      <text:p text:style-name="P4"><text:span text:style-name="T3"><text:tab/><text:tab/></text:span></text:p>
      <text:p text:style-name="P4"><text:span text:style-name="T3"><text:tab/><text:tab/></text:span><text:span text:style-name="T2">return</text:span><text:span text:style-name="T3"> </text:span><text:span text:style-name="T2">false</text:span><text:span text:style-name="T3">;</text:span></text:p>
      <text:p text:style-name="P7"><text:span text:style-name="T3"><text:tab/>}</text:span></text:p>
      <text:p text:style-name="P7"><text:span text:style-name="T3"/></text:p>
      <text:p text:style-name="Standard"><text:tab/>É <text:span text:style-name="T1">interessante observar como </text:span><text:span text:style-name="T20">o mapa é </text:span><text:span text:style-name="T1">percorrid</text:span><text:span text:style-name="T20">o</text:span><text:span text:style-name="T1">, adicionando ou subtraindo 1 das coordenadas x ou y. Além disso, está sendo feito uso do stack do sistema operacional usando a recursão.</text:span></text:p>
      <text:p text:style-name="Standard"/>
      <text:p text:style-name="P7"><text:tab/><text:span text:style-name="T19">Quando a chamada recursiva retorna falso em algum ponto, o stack do sistema operacional continua executando o algoritmo a partir da função que retornou o valor falso, por exemplo, se em determinado momento a verificação do ponto (x = 2, y = 2) retorna falso em:</text:span></text:p>
      <text:p text:style-name="P6"><text:span text:style-name="T2"><text:tab/><text:tab/><text:tab/></text:span><text:span text:style-name="T14">/**</text:span></text:p>
      <text:p text:style-name="P6"><text:span text:style-name="T9"><text:tab/><text:tab/><text:tab/> * </text:span><text:span text:style-name="T10">Vai</text:span><text:span text:style-name="T9"> </text:span><text:span text:style-name="T10">para</text:span><text:span text:style-name="T9"> "</text:span><text:span text:style-name="T10">cima</text:span><text:span text:style-name="T9">"</text:span></text:p>
      <text:p text:style-name="P6"><text:span text:style-name="T14"><text:tab/><text:tab/><text:tab/> */</text:span></text:p>
      <text:p text:style-name="P6"><text:span text:style-name="T2"><text:tab/><text:tab/><text:tab/>if</text:span><text:span text:style-name="T3">(dfs(</text:span><text:span text:style-name="T5">x</text:span><text:span text:style-name="T3"> - 1, </text:span><text:span text:style-name="T5">y</text:span><text:span text:style-name="T3">)) {</text:span></text:p>
      <text:p text:style-name="P6"><text:span text:style-name="T3"><text:tab/><text:tab/><text:tab/><text:tab/></text:span><text:span text:style-name="T2">return</text:span><text:span text:style-name="T3"> </text:span><text:span text:style-name="T2">true</text:span><text:span text:style-name="T3">;</text:span></text:p>
      <text:p text:style-name="P10"><text:span text:style-name="T3"><text:tab/><text:tab/><text:tab/>}</text:span></text:p>
      <text:p text:style-name="Standard"><text:span text:style-name="T19">O algoritmo continua sendo executado no ponto seguinte, que é:</text:span></text:p>
      <text:p text:style-name="P6"><text:span text:style-name="T9"><text:tab/><text:tab/><text:tab/>/**</text:span></text:p>
      <text:p text:style-name="P6"><text:span text:style-name="T9"><text:tab/><text:tab/><text:tab/> * </text:span><text:span text:style-name="T10">Vai</text:span><text:span text:style-name="T9"> </text:span><text:span text:style-name="T10">para</text:span><text:span text:style-name="T9"> "</text:span><text:span text:style-name="T10">direita</text:span><text:span text:style-name="T9">"</text:span></text:p>
      <text:p text:style-name="P6"><text:span text:style-name="T9"><text:tab/><text:tab/><text:tab/> */</text:span></text:p>
      <text:p text:style-name="P6"><text:span text:style-name="T3"><text:tab/><text:tab/><text:tab/></text:span><text:span text:style-name="T2">if</text:span><text:span text:style-name="T3">(dfs(</text:span><text:span text:style-name="T5">x</text:span><text:span text:style-name="T3">, </text:span><text:span text:style-name="T5">y</text:span><text:span text:style-name="T3"> + 1)) {</text:span></text:p>
      <text:p text:style-name="P6"><text:span text:style-name="T3"><text:tab/><text:tab/><text:tab/><text:tab/></text:span><text:span text:style-name="T2">return</text:span><text:span text:style-name="T3"> </text:span><text:span text:style-name="T2">true</text:span><text:span text:style-name="T3">;</text:span></text:p>
      <text:p text:style-name="P6"><text:span text:style-name="T3"><text:tab/><text:tab/><text:tab/>}</text:span></text:p>
      <text:p text:style-name="P12">E a memória stack só é “limpa” quando todos os elementos da pilha forem executados de forma completa, ou seja, até onde as verificações possam ser alcançadas e os valores retornados. <text:span text:style-name="T20">Se todas as verificações retornam verdadeiro então a solução foi alcançada, se todas as verificações retornam falso, então não há solução.</text:span></text:p>
      <text:p text:style-name="P12"/>
      <text:p text:style-name="P13"><text:span text:style-name="T20">→ Por fim, é dessa forma que o resultado será exibido:<text:line-break/><text:line-break/></text:span><text:span text:style-name="T3"><text:tab/></text:span><text:span text:style-name="T2">public</text:span><text:span text:style-name="T3"> </text:span><text:span text:style-name="T2">void</text:span><text:span text:style-name="T3"> findWay() {</text:span></text:p>
      <text:p text:style-name="P4"><text:span text:style-name="T3"><text:tab/><text:tab/></text:span><text:span text:style-name="T2">if</text:span><text:span text:style-name="T3">(dfs(</text:span><text:span text:style-name="T6">startRow</text:span><text:span text:style-name="T3">, </text:span><text:span text:style-name="T6">startCol</text:span><text:span text:style-name="T3">)) {</text:span></text:p>
      <text:p text:style-name="P4"><text:span text:style-name="T3"><text:tab/><text:tab/><text:tab/>System.</text:span><text:span text:style-name="T7">out</text:span><text:span text:style-name="T3">.println(</text:span><text:span text:style-name="T8">"Solution exists!"</text:span><text:span text:style-name="T3">);</text:span></text:p>
      <text:p text:style-name="P4"><text:span text:style-name="T3"><text:tab/><text:tab/>} </text:span><text:span text:style-name="T2">else</text:span><text:span text:style-name="T3"> {</text:span></text:p>
      <text:p text:style-name="P4"><text:soft-page-break/><text:span text:style-name="T3"><text:tab/><text:tab/><text:tab/>System.</text:span><text:span text:style-name="T7">out</text:span><text:span text:style-name="T3">.println(</text:span><text:span text:style-name="T8">"No possible solution"</text:span><text:span text:style-name="T3">);</text:span></text:p>
      <text:p text:style-name="P4"><text:span text:style-name="T3"><text:tab/><text:tab/>}</text:span></text:p>
      <text:p text:style-name="Standard"><text:tab/>}<text:line-break/><text:line-break/><text:span text:style-name="T20">Se retornar um valor </text:span><text:span text:style-name="T23">true</text:span><text:span text:style-name="T20"> então “Solution exists!”, caso contrário “No possible solution”.</text:span><text:line-break/><text:line-break/><text:span text:style-name="T2">public</text:span><text:span text:style-name="T3"> </text:span><text:span text:style-name="T2">class</text:span><text:span text:style-name="T3"> App {</text:span></text:p>
      <text:p text:style-name="P4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5">args</text:span><text:span text:style-name="T3">) {</text:span></text:p>
      <text:p text:style-name="P4"><text:span text:style-name="T3"><text:tab/><text:tab/></text:span><text:span text:style-name="T2">int</text:span><text:span text:style-name="T3">[][] </text:span><text:span text:style-name="T5">matrix</text:span><text:span text:style-name="T3"> = {</text:span></text:p>
      <text:p text:style-name="P4"><text:span text:style-name="T3"><text:tab/><text:tab/><text:tab/>{1,1,1,1,1,1},</text:span></text:p>
      <text:p text:style-name="P4"><text:span text:style-name="T3"><text:tab/><text:tab/><text:tab/>{2,1,0,0,0,1},</text:span></text:p>
      <text:p text:style-name="P4"><text:span text:style-name="T3"><text:tab/><text:tab/><text:tab/>{0,1,0,1,0,1},</text:span></text:p>
      <text:p text:style-name="P4"><text:span text:style-name="T3"><text:tab/><text:tab/><text:tab/>{0,1,0,1,0,1},</text:span></text:p>
      <text:p text:style-name="P4"><text:span text:style-name="T3"><text:tab/><text:tab/><text:tab/>{0,1,0,1,0,0},</text:span></text:p>
      <text:p text:style-name="P4"><text:span text:style-name="T3"><text:tab/><text:tab/><text:tab/>{0,1,0,1,1,0},</text:span></text:p>
      <text:p text:style-name="P4"><text:span text:style-name="T3"><text:tab/><text:tab/><text:tab/>{0,0,0,1,0,0},</text:span></text:p>
      <text:p text:style-name="P4"><text:span text:style-name="T3"><text:tab/><text:tab/>};</text:span></text:p>
      <text:p text:style-name="P4"><text:span text:style-name="T3"><text:tab/><text:tab/></text:span></text:p>
      <text:p text:style-name="P4"><text:span text:style-name="T3"><text:tab/><text:tab/>MazeSolver </text:span><text:span text:style-name="T5">mazeSolver</text:span><text:span text:style-name="T3"> = </text:span><text:span text:style-name="T2">new</text:span><text:span text:style-name="T3"> MazeSolver(</text:span><text:span text:style-name="T5">matrix</text:span><text:span text:style-name="T3">, 1, 0);</text:span></text:p>
      <text:p text:style-name="P4"><text:span text:style-name="T3"><text:tab/><text:tab/></text:span><text:span text:style-name="T5">mazeSolver</text:span><text:span text:style-name="T3">.findWay();</text:span></text:p>
      <text:p text:style-name="P4"><text:span text:style-name="T3"><text:tab/>}</text:span></text:p>
      <text:p text:style-name="Standard"><text:span text:style-name="T3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6:41:26.053584747</meta:creation-date>
    <dc:date>2025-02-20T17:06:57.013576639</dc:date>
    <meta:editing-duration>PT25M29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4" meta:paragraph-count="152" meta:word-count="751" meta:character-count="4637" meta:non-whitespace-character-count="3683"/>
  </office:meta>
</office:document-meta>
</file>